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ozc@mateozc-Lenovo-ideapad-700S-14ISK:~/Diplomado/Lab2$ ros2 run dqn_robot_nav test_node</text:p>
      <text:p text:style-name="Standard">Cargando modelo para evaluación: /home/mateozc/Diplomado/Lab2/saved_models/dqn_model_490.pkl</text:p>
      <text:p text:style-name="Standard">Iniciando Fase de Evaluación (100 episodios válidos)...</text:p>
      <text:p text:style-name="Standard">🏁 Reset completado. Meta: (-2.5811353678729896, 1.2421039535952918)</text:p>
      <text:p text:style-name="Standard">💥 Choque!</text:p>
      <text:p text:style-name="Standard">Test 1/100: Perdió ❌ (Pasos: 313)</text:p>
      <text:p text:style-name="Standard">🏁 Reset completado. Meta: (2.0749632807393006, 2.5350969558463756)</text:p>
      <text:p text:style-name="Standard">🏆 META ALCANZADA!</text:p>
      <text:p text:style-name="Standard">Test 2/100: GANÓ 🏆 (Pasos: 411)</text:p>
      <text:p text:style-name="Standard">🏁 Reset completado. Meta: (-0.32071277030423273, 1.8573658578461458)</text:p>
      <text:p text:style-name="Standard">Test 3/100: Perdió ❌ (Pasos: 500)</text:p>
      <text:p text:style-name="Standard">🏁 Reset completado. Meta: (-1.96921198069539, 1.4760030830300934)</text:p>
      <text:p text:style-name="Standard">Test 4/100: Perdió ❌ (Pasos: 500)</text:p>
      <text:p text:style-name="Standard">🏁 Reset completado. Meta: (-1.6673909069335984, 2.100086129569034)</text:p>
      <text:p text:style-name="Standard">Test 5/100: Perdió ❌ (Pasos: 500)</text:p>
      <text:p text:style-name="Standard">🏁 Reset completado. Meta: (0.850690936327942, -1.15895044833967)</text:p>
      <text:p text:style-name="Standard">🏆 META ALCANZADA!</text:p>
      <text:p text:style-name="Standard">Test 6/100: GANÓ 🏆 (Pasos: 290)</text:p>
      <text:p text:style-name="Standard">🏁 Reset completado. Meta: (0.7488836510332142, -0.6914990736099043)</text:p>
      <text:p text:style-name="Standard">🏆 META ALCANZADA!</text:p>
      <text:p text:style-name="Standard">Test 7/100: GANÓ 🏆 (Pasos: 332)</text:p>
      <text:p text:style-name="Standard">🏁 Reset completado. Meta: (1.5554198118866571, -1.889565083736861)</text:p>
      <text:p text:style-name="Standard">🏆 META ALCANZADA!</text:p>
      <text:p text:style-name="Standard">Test 8/100: GANÓ 🏆 (Pasos: 455)</text:p>
      <text:p text:style-name="Standard">🏁 Reset completado. Meta: (-1.3302266323960805, 0.5398139979723862)</text:p>
      <text:p text:style-name="Standard">💥 Choque!</text:p>
      <text:p text:style-name="Standard">Test 9/100: Perdió ❌ (Pasos: 358)</text:p>
      <text:p text:style-name="Standard">🏁 Reset completado. Meta: (2.3880991485370577, 2.6981487103110435)</text:p>
      <text:p text:style-name="Standard">💥 Choque!</text:p>
      <text:p text:style-name="Standard">⚠️ Falso arranque en Test (Pasos: 1). Ignorando intento...</text:p>
      <text:p text:style-name="Standard">🏁 Reset completado. Meta: (-1.6112410848087142, -0.6446707957925062)</text:p>
      <text:p text:style-name="Standard">💥 Choque!</text:p>
      <text:p text:style-name="Standard">Test 10/100: Perdió ❌ (Pasos: 362)</text:p>
      <text:p text:style-name="Standard">🏁 Reset completado. Meta: (-1.361825794091079, 1.0301406989353472)</text:p>
      <text:p text:style-name="Standard">💥 Choque!</text:p>
      <text:p text:style-name="Standard">⚠️ Falso arranque en Test (Pasos: 1). Ignorando intento...</text:p>
      <text:p text:style-name="Standard">🏁 Reset completado. Meta: (-2.0817310492871135, 2.534257934260072)</text:p>
      <text:p text:style-name="Standard">Test 11/100: Perdió ❌ (Pasos: 500)</text:p>
      <text:p text:style-name="Standard">🏁 Reset completado. Meta: (2.915667581694441, 2.535752475398321)</text:p>
      <text:p text:style-name="Standard">Test 12/100: Perdió ❌ (Pasos: 500)</text:p>
      <text:p text:style-name="Standard">🏁 Reset completado. Meta: (-2.55856634153208, 2.7290271790847695)</text:p>
      <text:p text:style-name="Standard">💥 Choque!</text:p>
      <text:p text:style-name="Standard">Test 13/100: Perdió ❌ (Pasos: 388)</text:p>
      <text:p text:style-name="Standard">🏁 Reset completado. Meta: (1.0540608640079805, -2.054097404042701)</text:p>
      <text:p text:style-name="Standard">💥 Choque!</text:p>
      <text:p text:style-name="Standard">Test 14/100: Perdió ❌ (Pasos: 7)</text:p>
      <text:p text:style-name="Standard">🏁 Reset completado. Meta: (-1.2301147418452922, -0.0275700458987016)</text:p>
      <text:p text:style-name="Standard">💥 Choque!</text:p>
      <text:p text:style-name="Standard">Test 15/100: Perdió ❌ (Pasos: 337)</text:p>
      <text:p text:style-name="Standard">🏁 Reset completado. Meta: (0.6647249591216084, -2.1818169381284127)</text:p>
      <text:p text:style-name="Standard"><text:soft-page-break/>💥 Choque!</text:p>
      <text:p text:style-name="Standard">⚠️ Falso arranque en Test (Pasos: 3). Ignorando intento...</text:p>
      <text:p text:style-name="Standard">🏁 Reset completado. Meta: (0.11400867379987734, 2.469839509343048)</text:p>
      <text:p text:style-name="Standard">Test 16/100: Perdió ❌ (Pasos: 500)</text:p>
      <text:p text:style-name="Standard">🏁 Reset completado. Meta: (-0.32395557049905, -0.7197762833119041)</text:p>
      <text:p text:style-name="Standard">💥 Choque!</text:p>
      <text:p text:style-name="Standard">Test 17/100: Perdió ❌ (Pasos: 175)</text:p>
      <text:p text:style-name="Standard">🏁 Reset completado. Meta: (1.1995771570592026, -0.07474434199352542)</text:p>
      <text:p text:style-name="Standard">💥 Choque!</text:p>
      <text:p text:style-name="Standard">⚠️ Falso arranque en Test (Pasos: 1). Ignorando intento...</text:p>
      <text:p text:style-name="Standard">🏁 Reset completado. Meta: (-2.5164386467716398, -0.6528601764500666)</text:p>
      <text:p text:style-name="Standard">💥 Choque!</text:p>
      <text:p text:style-name="Standard">Test 18/100: Perdió ❌ (Pasos: 295)</text:p>
      <text:p text:style-name="Standard">🏁 Reset completado. Meta: (2.1415253315938543, 1.4406293422913938)</text:p>
      <text:p text:style-name="Standard">💥 Choque!</text:p>
      <text:p text:style-name="Standard">⚠️ Falso arranque en Test (Pasos: 1). Ignorando intento...</text:p>
      <text:p text:style-name="Standard">🏁 Reset completado. Meta: (-1.3783541805980088, 1.0279129076123912)</text:p>
      <text:p text:style-name="Standard">💥 Choque!</text:p>
      <text:p text:style-name="Standard">Test 19/100: Perdió ❌ (Pasos: 378)</text:p>
      <text:p text:style-name="Standard">🏁 Reset completado. Meta: (-0.5010797681884016, -1.3059330417970831)</text:p>
      <text:p text:style-name="Standard">💥 Choque!</text:p>
      <text:p text:style-name="Standard">⚠️ Falso arranque en Test (Pasos: 1). Ignorando intento...</text:p>
      <text:p text:style-name="Standard">🏁 Reset completado. Meta: (-2.5131325761765453, 2.9369672342719717)</text:p>
      <text:p text:style-name="Standard">💥 Choque!</text:p>
      <text:p text:style-name="Standard">Test 20/100: Perdió ❌ (Pasos: 439)</text:p>
      <text:p text:style-name="Standard">🏁 Reset completado. Meta: (-1.2165565335010218, 1.479273179310117)</text:p>
      <text:p text:style-name="Standard">💥 Choque!</text:p>
      <text:p text:style-name="Standard">⚠️ Falso arranque en Test (Pasos: 1). Ignorando intento...</text:p>
      <text:p text:style-name="Standard">🏁 Reset completado. Meta: (-1.7832356567320105, 2.5741671864301834)</text:p>
      <text:p text:style-name="Standard">💥 Choque!</text:p>
      <text:p text:style-name="Standard">Test 21/100: Perdió ❌ (Pasos: 445)</text:p>
      <text:p text:style-name="Standard">🏁 Reset completado. Meta: (-1.2562565659759541, 2.9785020465673915)</text:p>
      <text:p text:style-name="Standard">💥 Choque!</text:p>
      <text:p text:style-name="Standard">⚠️ Falso arranque en Test (Pasos: 1). Ignorando intento...</text:p>
      <text:p text:style-name="Standard">🏁 Reset completado. Meta: (-0.11366777245375514, -2.019850070935889)</text:p>
      <text:p text:style-name="Standard">Test 22/100: Perdió ❌ (Pasos: 500)</text:p>
      <text:p text:style-name="Standard">🏁 Reset completado. Meta: (2.123504344168187, -0.9491589645411045)</text:p>
      <text:p text:style-name="Standard">🏆 META ALCANZADA!</text:p>
      <text:p text:style-name="Standard">Test 23/100: GANÓ 🏆 (Pasos: 359)</text:p>
      <text:p text:style-name="Standard">🏁 Reset completado. Meta: (0.7367144644171058, 1.0485325241594676)</text:p>
      <text:p text:style-name="Standard">🏆 META ALCANZADA!</text:p>
      <text:p text:style-name="Standard">Test 24/100: GANÓ 🏆 (Pasos: 236)</text:p>
      <text:p text:style-name="Standard">🏁 Reset completado. Meta: (-1.3750190025353017, 2.671523560108538)</text:p>
      <text:p text:style-name="Standard">Test 25/100: Perdió ❌ (Pasos: 500)</text:p>
      <text:p text:style-name="Standard">🏁 Reset completado. Meta: (-2.2123220164652206, -2.986868084075377)</text:p>
      <text:p text:style-name="Standard">💥 Choque!</text:p>
      <text:p text:style-name="Standard">Test 26/100: Perdió ❌ (Pasos: 304)</text:p>
      <text:p text:style-name="Standard">🏁 Reset completado. Meta: (0.898035071417755, -0.3777636090384675)</text:p>
      <text:p text:style-name="Standard">💥 Choque!</text:p>
      <text:p text:style-name="Standard">⚠️ Falso arranque en Test (Pasos: 1). Ignorando intento...</text:p>
      <text:p text:style-name="Standard">🏁 Reset completado. Meta: (-1.930985395732729, -1.665147312003979)</text:p>
      <text:p text:style-name="Standard">💥 Choque!</text:p>
      <text:p text:style-name="Standard"><text:soft-page-break/>Test 27/100: Perdió ❌ (Pasos: 138)</text:p>
      <text:p text:style-name="Standard">🏁 Reset completado. Meta: (2.2483433484619413, 1.3849550351908029)</text:p>
      <text:p text:style-name="Standard">💥 Choque!</text:p>
      <text:p text:style-name="Standard">⚠️ Falso arranque en Test (Pasos: 1). Ignorando intento...</text:p>
      <text:p text:style-name="Standard">🏁 Reset completado. Meta: (0.36769842403866404, -2.8561776170674817)</text:p>
      <text:p text:style-name="Standard">Test 28/100: Perdió ❌ (Pasos: 500)</text:p>
      <text:p text:style-name="Standard">🏁 Reset completado. Meta: (0.5297931400617424, -1.8084904957737207)</text:p>
      <text:p text:style-name="Standard">Test 29/100: Perdió ❌ (Pasos: 500)</text:p>
      <text:p text:style-name="Standard">🏁 Reset completado. Meta: (1.6891593887748346, -0.7990467421754532)</text:p>
      <text:p text:style-name="Standard">🏆 META ALCANZADA!</text:p>
      <text:p text:style-name="Standard">Test 30/100: GANÓ 🏆 (Pasos: 386)</text:p>
      <text:p text:style-name="Standard">🏁 Reset completado. Meta: (-1.8325666719129359, 2.764303140130762)</text:p>
      <text:p text:style-name="Standard">Test 31/100: Perdió ❌ (Pasos: 500)</text:p>
      <text:p text:style-name="Standard">🏁 Reset completado. Meta: (1.7756803382593978, -0.1631612833672893)</text:p>
      <text:p text:style-name="Standard">🏆 META ALCANZADA!</text:p>
      <text:p text:style-name="Standard">Test 32/100: GANÓ 🏆 (Pasos: 110)</text:p>
      <text:p text:style-name="Standard">🏁 Reset completado. Meta: (-2.2261269481079706, 0.9905360250562416)</text:p>
      <text:p text:style-name="Standard">Test 33/100: Perdió ❌ (Pasos: 500)</text:p>
      <text:p text:style-name="Standard">🏁 Reset completado. Meta: (2.8989921282233864, 1.9847231081130357)</text:p>
      <text:p text:style-name="Standard">🏆 META ALCANZADA!</text:p>
      <text:p text:style-name="Standard">Test 34/100: GANÓ 🏆 (Pasos: 368)</text:p>
      <text:p text:style-name="Standard">🏁 Reset completado. Meta: (-1.812644272391186, 0.6563236946821727)</text:p>
      <text:p text:style-name="Standard">💥 Choque!</text:p>
      <text:p text:style-name="Standard">Test 35/100: Perdió ❌ (Pasos: 313)</text:p>
      <text:p text:style-name="Standard">🏁 Reset completado. Meta: (1.5936869664025295, -2.2684395715744126)</text:p>
      <text:p text:style-name="Standard">💥 Choque!</text:p>
      <text:p text:style-name="Standard">⚠️ Falso arranque en Test (Pasos: 1). Ignorando intento...</text:p>
      <text:p text:style-name="Standard">🏁 Reset completado. Meta: (0.3021268641878243, 2.27961210161501)</text:p>
      <text:p text:style-name="Standard">Test 36/100: Perdió ❌ (Pasos: 500)</text:p>
      <text:p text:style-name="Standard">🏁 Reset completado. Meta: (-1.9125518252667613, 1.3431874167674671)</text:p>
      <text:p text:style-name="Standard">💥 Choque!</text:p>
      <text:p text:style-name="Standard">Test 37/100: Perdió ❌ (Pasos: 364)</text:p>
      <text:p text:style-name="Standard">🏁 Reset completado. Meta: (1.0007442674212008, 2.483919924711315)</text:p>
      <text:p text:style-name="Standard">💥 Choque!</text:p>
      <text:p text:style-name="Standard">⚠️ Falso arranque en Test (Pasos: 3). Ignorando intento...</text:p>
      <text:p text:style-name="Standard">🏁 Reset completado. Meta: (0.5042405764383697, -2.561498667081353)</text:p>
      <text:p text:style-name="Standard">Test 38/100: Perdió ❌ (Pasos: 500)</text:p>
      <text:p text:style-name="Standard">🏁 Reset completado. Meta: (2.926494293515403, -2.0181589882255224)</text:p>
      <text:p text:style-name="Standard">Test 39/100: Perdió ❌ (Pasos: 500)</text:p>
      <text:p text:style-name="Standard">🏁 Reset completado. Meta: (1.797354950624377, -1.738395667174099)</text:p>
      <text:p text:style-name="Standard">🏆 META ALCANZADA!</text:p>
      <text:p text:style-name="Standard">Test 40/100: GANÓ 🏆 (Pasos: 476)</text:p>
      <text:p text:style-name="Standard">🏁 Reset completado. Meta: (-1.0097140298885543, -0.991844897095211)</text:p>
      <text:p text:style-name="Standard">💥 Choque!</text:p>
      <text:p text:style-name="Standard">Test 41/100: Perdió ❌ (Pasos: 130)</text:p>
      <text:p text:style-name="Standard">🏁 Reset completado. Meta: (1.3579754646868576, 0.45037663172737075)</text:p>
      <text:p text:style-name="Standard">💥 Choque!</text:p>
      <text:p text:style-name="Standard">⚠️ Falso arranque en Test (Pasos: 1). Ignorando intento...</text:p>
      <text:p text:style-name="Standard">🏁 Reset completado. Meta: (-1.7896858664615132, 0.27563127373783924)</text:p>
      <text:p text:style-name="Standard">💥 Choque!</text:p>
      <text:p text:style-name="Standard">Test 42/100: Perdió ❌ (Pasos: 382)</text:p>
      <text:p text:style-name="Standard">🏁 Reset completado. Meta: (-2.6857207604587767, -1.634390821394327)</text:p>
      <text:p text:style-name="Standard"><text:soft-page-break/>💥 Choque!</text:p>
      <text:p text:style-name="Standard">⚠️ Falso arranque en Test (Pasos: 1). Ignorando intento...</text:p>
      <text:p text:style-name="Standard">🏁 Reset completado. Meta: (-0.0776561217781282, -0.2748193583645264)</text:p>
      <text:p text:style-name="Standard">🏆 META ALCANZADA!</text:p>
      <text:p text:style-name="Standard">Test 43/100: GANÓ 🏆 (Pasos: 5)</text:p>
      <text:p text:style-name="Standard">🏁 Reset completado. Meta: (2.283977558060915, 1.2574428574362289)</text:p>
      <text:p text:style-name="Standard">🏆 META ALCANZADA!</text:p>
      <text:p text:style-name="Standard">Test 44/100: GANÓ 🏆 (Pasos: 412)</text:p>
      <text:p text:style-name="Standard">🏁 Reset completado. Meta: (-0.25548659518559536, 1.9219523037690474)</text:p>
      <text:p text:style-name="Standard">Test 45/100: Perdió ❌ (Pasos: 500)</text:p>
      <text:p text:style-name="Standard">🏁 Reset completado. Meta: (1.2234354867305903, 1.0195709099266406)</text:p>
      <text:p text:style-name="Standard">🏆 META ALCANZADA!</text:p>
      <text:p text:style-name="Standard">⚠️ Falso arranque en Test (Pasos: 1). Ignorando intento...</text:p>
      <text:p text:style-name="Standard">🏁 Reset completado. Meta: (2.3893882125609167, 0.2700670394568103)</text:p>
      <text:p text:style-name="Standard">🏆 META ALCANZADA!</text:p>
      <text:p text:style-name="Standard">Test 46/100: GANÓ 🏆 (Pasos: 242)</text:p>
      <text:p text:style-name="Standard">🏁 Reset completado. Meta: (-2.1582144004080384, 2.9043152043576947)</text:p>
      <text:p text:style-name="Standard">Test 47/100: Perdió ❌ (Pasos: 500)</text:p>
      <text:p text:style-name="Standard">🏁 Reset completado. Meta: (1.7460859271350877, -2.337558567626134)</text:p>
      <text:p text:style-name="Standard">🏆 META ALCANZADA!</text:p>
      <text:p text:style-name="Standard">Test 48/100: GANÓ 🏆 (Pasos: 415)</text:p>
      <text:p text:style-name="Standard">🏁 Reset completado. Meta: (-1.5177341801296247, 1.2888235239192438)</text:p>
      <text:p text:style-name="Standard">💥 Choque!</text:p>
      <text:p text:style-name="Standard">Test 49/100: Perdió ❌ (Pasos: 349)</text:p>
      <text:p text:style-name="Standard">🏁 Reset completado. Meta: (-0.7755203757579849, -0.7942083164379579)</text:p>
      <text:p text:style-name="Standard">💥 Choque!</text:p>
      <text:p text:style-name="Standard">⚠️ Falso arranque en Test (Pasos: 1). Ignorando intento...</text:p>
      <text:p text:style-name="Standard">🏁 Reset completado. Meta: (2.2985778075346603, 1.9334055756187052)</text:p>
      <text:p text:style-name="Standard">🏆 META ALCANZADA!</text:p>
      <text:p text:style-name="Standard">Test 50/100: GANÓ 🏆 (Pasos: 440)</text:p>
      <text:p text:style-name="Standard">🏁 Reset completado. Meta: (2.2604745598983715, 1.7407914409398373)</text:p>
      <text:p text:style-name="Standard">🏆 META ALCANZADA!</text:p>
      <text:p text:style-name="Standard">Test 51/100: GANÓ 🏆 (Pasos: 320)</text:p>
      <text:p text:style-name="Standard">🏁 Reset completado. Meta: (2.1002540339684863, -2.301506862272263)</text:p>
      <text:p text:style-name="Standard">🏆 META ALCANZADA!</text:p>
      <text:p text:style-name="Standard">Test 52/100: GANÓ 🏆 (Pasos: 449)</text:p>
      <text:p text:style-name="Standard">🏁 Reset completado. Meta: (-2.8119543558909403, 2.4831646671513843)</text:p>
      <text:p text:style-name="Standard">Test 53/100: Perdió ❌ (Pasos: 500)</text:p>
      <text:p text:style-name="Standard">🏁 Reset completado. Meta: (-1.541619388381014, -1.632864637938914)</text:p>
      <text:p text:style-name="Standard">💥 Choque!</text:p>
      <text:p text:style-name="Standard">Test 54/100: Perdió ❌ (Pasos: 181)</text:p>
      <text:p text:style-name="Standard">🏁 Reset completado. Meta: (1.4766194880353236, 1.0280745616390217)</text:p>
      <text:p text:style-name="Standard">💥 Choque!</text:p>
      <text:p text:style-name="Standard">⚠️ Falso arranque en Test (Pasos: 1). Ignorando intento...</text:p>
      <text:p text:style-name="Standard">🏁 Reset completado. Meta: (0.30048901147528007, 2.1614879198768655)</text:p>
      <text:p text:style-name="Standard">Test 55/100: Perdió ❌ (Pasos: 500)</text:p>
      <text:p text:style-name="Standard">🏁 Reset completado. Meta: (1.2184361012507914, 0.9468975553307679)</text:p>
      <text:p text:style-name="Standard">🏆 META ALCANZADA!</text:p>
      <text:p text:style-name="Standard">Test 56/100: GANÓ 🏆 (Pasos: 239)</text:p>
      <text:p text:style-name="Standard">🏁 Reset completado. Meta: (0.3377831195038099, 0.5570450197299728)</text:p>
      <text:p text:style-name="Standard">🏆 META ALCANZADA!</text:p>
      <text:p text:style-name="Standard">Test 57/100: GANÓ 🏆 (Pasos: 188)</text:p>
      <text:p text:style-name="Standard"><text:soft-page-break/>🏁 Reset completado. Meta: (-1.0801463610210904, 1.5884017040784855)</text:p>
      <text:p text:style-name="Standard">Test 58/100: Perdió ❌ (Pasos: 500)</text:p>
      <text:p text:style-name="Standard">🏁 Reset completado. Meta: (0.01262271143540561, 2.304880598243355)</text:p>
      <text:p text:style-name="Standard">Test 59/100: Perdió ❌ (Pasos: 500)</text:p>
      <text:p text:style-name="Standard">🏁 Reset completado. Meta: (-0.9481592421761702, 2.799707988307195)</text:p>
      <text:p text:style-name="Standard">💥 Choque!</text:p>
      <text:p text:style-name="Standard">Test 60/100: Perdió ❌ (Pasos: 454)</text:p>
      <text:p text:style-name="Standard">🏁 Reset completado. Meta: (0.952100691894163, 1.7832097931401139)</text:p>
      <text:p text:style-name="Standard">💥 Choque!</text:p>
      <text:p text:style-name="Standard">⚠️ Falso arranque en Test (Pasos: 3). Ignorando intento...</text:p>
      <text:p text:style-name="Standard">🏁 Reset completado. Meta: (-2.029835611284013, -1.8235905614589583)</text:p>
      <text:p text:style-name="Standard">💥 Choque!</text:p>
      <text:p text:style-name="Standard">Test 61/100: Perdió ❌ (Pasos: 148)</text:p>
      <text:p text:style-name="Standard">🏁 Reset completado. Meta: (0.7700705738183222, -1.8092691734603477)</text:p>
      <text:p text:style-name="Standard">💥 Choque!</text:p>
      <text:p text:style-name="Standard">⚠️ Falso arranque en Test (Pasos: 1). Ignorando intento...</text:p>
      <text:p text:style-name="Standard">🏁 Reset completado. Meta: (-2.0377727561632595, 0.6164832857162086)</text:p>
      <text:p text:style-name="Standard">💥 Choque!</text:p>
      <text:p text:style-name="Standard">Test 62/100: Perdió ❌ (Pasos: 319)</text:p>
      <text:p text:style-name="Standard">🏁 Reset completado. Meta: (-2.808496651685953, 0.9530249839123011)</text:p>
      <text:p text:style-name="Standard">💥 Choque!</text:p>
      <text:p text:style-name="Standard">⚠️ Falso arranque en Test (Pasos: 1). Ignorando intento...</text:p>
      <text:p text:style-name="Standard">🏁 Reset completado. Meta: (-2.5794152627546776, -2.3187318109341764)</text:p>
      <text:p text:style-name="Standard">💥 Choque!</text:p>
      <text:p text:style-name="Standard">Test 63/100: Perdió ❌ (Pasos: 460)</text:p>
      <text:p text:style-name="Standard">🏁 Reset completado. Meta: (0.6651009184011412, 2.816730313889037)</text:p>
      <text:p text:style-name="Standard">💥 Choque!</text:p>
      <text:p text:style-name="Standard">⚠️ Falso arranque en Test (Pasos: 1). Ignorando intento...</text:p>
      <text:p text:style-name="Standard">🏁 Reset completado. Meta: (-0.6972217660916975, -1.617065885600623)</text:p>
      <text:p text:style-name="Standard">Test 64/100: Perdió ❌ (Pasos: 500)</text:p>
      <text:p text:style-name="Standard">🏁 Reset completado. Meta: (-0.3165650867574312, 0.7570632908337571)</text:p>
      <text:p text:style-name="Standard">Test 65/100: Perdió ❌ (Pasos: 500)</text:p>
      <text:p text:style-name="Standard">🏁 Reset completado. Meta: (-2.9294057978163863, -0.2011942585294122)</text:p>
      <text:p text:style-name="Standard">💥 Choque!</text:p>
      <text:p text:style-name="Standard">Test 66/100: Perdió ❌ (Pasos: 342)</text:p>
      <text:p text:style-name="Standard">🏁 Reset completado. Meta: (-1.156836549556841, -2.6062230688614667)</text:p>
      <text:p text:style-name="Standard">💥 Choque!</text:p>
      <text:p text:style-name="Standard">⚠️ Falso arranque en Test (Pasos: 1). Ignorando intento...</text:p>
      <text:p text:style-name="Standard">🏁 Reset completado. Meta: (1.8652294350715408, 1.9726410065786109)</text:p>
      <text:p text:style-name="Standard">🏆 META ALCANZADA!</text:p>
      <text:p text:style-name="Standard">Test 67/100: GANÓ 🏆 (Pasos: 317)</text:p>
      <text:p text:style-name="Standard">🏁 Reset completado. Meta: (2.636361833373882, 2.3680284717985804)</text:p>
      <text:p text:style-name="Standard">🏆 META ALCANZADA!</text:p>
      <text:p text:style-name="Standard">Test 68/100: GANÓ 🏆 (Pasos: 368)</text:p>
      <text:p text:style-name="Standard">🏁 Reset completado. Meta: (-1.0661395906233009, -1.9150059266512087)</text:p>
      <text:p text:style-name="Standard">Test 69/100: Perdió ❌ (Pasos: 500)</text:p>
      <text:p text:style-name="Standard">🏁 Reset completado. Meta: (-1.6498032918813437, 0.3410388563006812)</text:p>
      <text:p text:style-name="Standard">💥 Choque!</text:p>
      <text:p text:style-name="Standard">Test 70/100: Perdió ❌ (Pasos: 403)</text:p>
      <text:p text:style-name="Standard">🏁 Reset completado. Meta: (0.09859514618724141, -1.1240543399091918)</text:p>
      <text:p text:style-name="Standard">💥 Choque!</text:p>
      <text:p text:style-name="Standard">⚠️ Falso arranque en Test (Pasos: 1). Ignorando intento...</text:p>
      <text:p text:style-name="Standard"><text:soft-page-break/>🏁 Reset completado. Meta: (-1.5298285287022, -0.04080824484050538)</text:p>
      <text:p text:style-name="Standard">💥 Choque!</text:p>
      <text:p text:style-name="Standard">Test 71/100: Perdió ❌ (Pasos: 382)</text:p>
      <text:p text:style-name="Standard">🏁 Reset completado. Meta: (-1.4863080229469736, -2.8616210331171805)</text:p>
      <text:p text:style-name="Standard">💥 Choque!</text:p>
      <text:p text:style-name="Standard">⚠️ Falso arranque en Test (Pasos: 1). Ignorando intento...</text:p>
      <text:p text:style-name="Standard">🏁 Reset completado. Meta: (-1.9190023199347195, -0.2895534840017482)</text:p>
      <text:p text:style-name="Standard">💥 Choque!</text:p>
      <text:p text:style-name="Standard">Test 72/100: Perdió ❌ (Pasos: 358)</text:p>
      <text:p text:style-name="Standard">🏁 Reset completado. Meta: (-1.8538226121706416, 1.1998522797227062)</text:p>
      <text:p text:style-name="Standard">💥 Choque!</text:p>
      <text:p text:style-name="Standard">⚠️ Falso arranque en Test (Pasos: 1). Ignorando intento...</text:p>
      <text:p text:style-name="Standard">🏁 Reset completado. Meta: (-2.308502108782105, 1.6952078258566212)</text:p>
      <text:p text:style-name="Standard">💥 Choque!</text:p>
      <text:p text:style-name="Standard">Test 73/100: Perdió ❌ (Pasos: 270)</text:p>
      <text:p text:style-name="Standard">🏁 Reset completado. Meta: (-0.44726256475569315, -0.3194637123650095)</text:p>
      <text:p text:style-name="Standard">💥 Choque!</text:p>
      <text:p text:style-name="Standard">⚠️ Falso arranque en Test (Pasos: 1). Ignorando intento...</text:p>
      <text:p text:style-name="Standard">🏁 Reset completado. Meta: (2.491479910144653, -1.637446013441378)</text:p>
      <text:p text:style-name="Standard">🏆 META ALCANZADA!</text:p>
      <text:p text:style-name="Standard">Test 74/100: GANÓ 🏆 (Pasos: 380)</text:p>
      <text:p text:style-name="Standard">🏁 Reset completado. Meta: (0.37211745110619265, 1.6085773592119557)</text:p>
      <text:p text:style-name="Standard">Test 75/100: Perdió ❌ (Pasos: 500)</text:p>
      <text:p text:style-name="Standard">🏁 Reset completado. Meta: (-2.609498121014539, 1.6946094866781554)</text:p>
      <text:p text:style-name="Standard">💥 Choque!</text:p>
      <text:p text:style-name="Standard">Test 76/100: Perdió ❌ (Pasos: 295)</text:p>
      <text:p text:style-name="Standard">🏁 Reset completado. Meta: (2.0614914163333973, -0.5509931528617686)</text:p>
      <text:p text:style-name="Standard">💥 Choque!</text:p>
      <text:p text:style-name="Standard">⚠️ Falso arranque en Test (Pasos: 1). Ignorando intento...</text:p>
      <text:p text:style-name="Standard">🏁 Reset completado. Meta: (-1.3751710615529225, -0.8635119547694678)</text:p>
      <text:p text:style-name="Standard">💥 Choque!</text:p>
      <text:p text:style-name="Standard">Test 77/100: Perdió ❌ (Pasos: 172)</text:p>
      <text:p text:style-name="Standard">🏁 Reset completado. Meta: (1.8994796142471762, -0.7100877513334618)</text:p>
      <text:p text:style-name="Standard">💥 Choque!</text:p>
      <text:p text:style-name="Standard">⚠️ Falso arranque en Test (Pasos: 1). Ignorando intento...</text:p>
      <text:p text:style-name="Standard">🏁 Reset completado. Meta: (-0.42469629880979687, 0.46540498669656927)</text:p>
      <text:p text:style-name="Standard">🏆 META ALCANZADA!</text:p>
      <text:p text:style-name="Standard">Test 78/100: GANÓ 🏆 (Pasos: 317)</text:p>
      <text:p text:style-name="Standard">🏁 Reset completado. Meta: (2.663451211187896, 1.5595991806302552)</text:p>
      <text:p text:style-name="Standard">🏆 META ALCANZADA!</text:p>
      <text:p text:style-name="Standard">Test 79/100: GANÓ 🏆 (Pasos: 308)</text:p>
      <text:p text:style-name="Standard">🏁 Reset completado. Meta: (-1.8283239515411829, -2.5782097483495674)</text:p>
      <text:p text:style-name="Standard">Test 80/100: Perdió ❌ (Pasos: 500)</text:p>
      <text:p text:style-name="Standard">🏁 Reset completado. Meta: (2.031928056098093, 1.8738735995234714)</text:p>
      <text:p text:style-name="Standard">Test 81/100: Perdió ❌ (Pasos: 500)</text:p>
      <text:p text:style-name="Standard">🏁 Reset completado. Meta: (2.462433768502735, -2.62859153174149)</text:p>
      <text:p text:style-name="Standard">🏆 META ALCANZADA!</text:p>
      <text:p text:style-name="Standard">Test 82/100: GANÓ 🏆 (Pasos: 386)</text:p>
      <text:p text:style-name="Standard">🏁 Reset completado. Meta: (1.6135748635563285, 1.9684687540644585)</text:p>
      <text:p text:style-name="Standard">🏆 META ALCANZADA!</text:p>
      <text:p text:style-name="Standard">Test 83/100: GANÓ 🏆 (Pasos: 332)</text:p>
      <text:p text:style-name="Standard">🏁 Reset completado. Meta: (2.9224108039000356, -1.30577665211424)</text:p>
      <text:p text:style-name="Standard"><text:soft-page-break/>Test 84/100: Perdió ❌ (Pasos: 500)</text:p>
      <text:p text:style-name="Standard">🏁 Reset completado. Meta: (-1.705718562881777, -0.16391643261961875)</text:p>
      <text:p text:style-name="Standard">💥 Choque!</text:p>
      <text:p text:style-name="Standard">Test 85/100: Perdió ❌ (Pasos: 382)</text:p>
      <text:p text:style-name="Standard">🏁 Reset completado. Meta: (2.4400885968503063, -1.182155764388067)</text:p>
      <text:p text:style-name="Standard">💥 Choque!</text:p>
      <text:p text:style-name="Standard">⚠️ Falso arranque en Test (Pasos: 1). Ignorando intento...</text:p>
      <text:p text:style-name="Standard">🏁 Reset completado. Meta: (-0.7885103481435394, -2.3708100400551952)</text:p>
      <text:p text:style-name="Standard">Test 86/100: Perdió ❌ (Pasos: 500)</text:p>
      <text:p text:style-name="Standard">🏁 Reset completado. Meta: (-1.9262212321164613, 0.707016151168637)</text:p>
      <text:p text:style-name="Standard">💥 Choque!</text:p>
      <text:p text:style-name="Standard">Test 87/100: Perdió ❌ (Pasos: 343)</text:p>
      <text:p text:style-name="Standard">🏁 Reset completado. Meta: (-2.595657911396092, -0.8749957744836996)</text:p>
      <text:p text:style-name="Standard">💥 Choque!</text:p>
      <text:p text:style-name="Standard">⚠️ Falso arranque en Test (Pasos: 1). Ignorando intento...</text:p>
      <text:p text:style-name="Standard">🏁 Reset completado. Meta: (0.5081626549181566, -2.5193171589873167)</text:p>
      <text:p text:style-name="Standard">Test 88/100: Perdió ❌ (Pasos: 500)</text:p>
      <text:p text:style-name="Standard">🏁 Reset completado. Meta: (2.2461010256643688, -0.6446084915252266)</text:p>
      <text:p text:style-name="Standard">🏆 META ALCANZADA!</text:p>
      <text:p text:style-name="Standard">Test 89/100: GANÓ 🏆 (Pasos: 146)</text:p>
      <text:p text:style-name="Standard">🏁 Reset completado. Meta: (-1.6540276794110802, 0.32934111417562395)</text:p>
      <text:p text:style-name="Standard">Test 90/100: Perdió ❌ (Pasos: 500)</text:p>
      <text:p text:style-name="Standard">🏁 Reset completado. Meta: (-0.4895907874468346, 2.7753810166940704)</text:p>
      <text:p text:style-name="Standard">Test 91/100: Perdió ❌ (Pasos: 500)</text:p>
      <text:p text:style-name="Standard">🏁 Reset completado. Meta: (0.633475342658655, 1.3639364647874865)</text:p>
      <text:p text:style-name="Standard">Test 92/100: Perdió ❌ (Pasos: 500)</text:p>
      <text:p text:style-name="Standard">🏁 Reset completado. Meta: (-2.6249906428121834, 1.0869623480618937)</text:p>
      <text:p text:style-name="Standard">Test 93/100: Perdió ❌ (Pasos: 500)</text:p>
      <text:p text:style-name="Standard">🏁 Reset completado. Meta: (-0.6554539541697766, -2.3894296019924313)</text:p>
      <text:p text:style-name="Standard">Test 94/100: Perdió ❌ (Pasos: 500)</text:p>
      <text:p text:style-name="Standard">🏁 Reset completado. Meta: (-2.575801904127113, 0.19416880216154553)</text:p>
      <text:p text:style-name="Standard">💥 Choque!</text:p>
      <text:p text:style-name="Standard">Test 95/100: Perdió ❌ (Pasos: 358)</text:p>
      <text:p text:style-name="Standard">🏁 Reset completado. Meta: (1.608740831898234, -1.4078584255466342)</text:p>
      <text:p text:style-name="Standard">💥 Choque!</text:p>
      <text:p text:style-name="Standard">⚠️ Falso arranque en Test (Pasos: 1). Ignorando intento...</text:p>
      <text:p text:style-name="Standard">🏁 Reset completado. Meta: (-0.3761699597242809, 1.8439038829915404)</text:p>
      <text:p text:style-name="Standard">Test 96/100: Perdió ❌ (Pasos: 500)</text:p>
      <text:p text:style-name="Standard">🏁 Reset completado. Meta: (1.8799033758184214, -2.02602780481837)</text:p>
      <text:p text:style-name="Standard">🏆 META ALCANZADA!</text:p>
      <text:p text:style-name="Standard">Test 97/100: GANÓ 🏆 (Pasos: 377)</text:p>
      <text:p text:style-name="Standard">🏁 Reset completado. Meta: (0.7770679475911164, -1.5757645451071987)</text:p>
      <text:p text:style-name="Standard">🏆 META ALCANZADA!</text:p>
      <text:p text:style-name="Standard">Test 98/100: GANÓ 🏆 (Pasos: 455)</text:p>
      <text:p text:style-name="Standard">🏁 Reset completado. Meta: (0.012975899689486425, 2.0650569079739034)</text:p>
      <text:p text:style-name="Standard">Test 99/100: Perdió ❌ (Pasos: 500)</text:p>
      <text:p text:style-name="Standard">🏁 Reset completado. Meta: (-1.2600843919030036, -2.7451641567728964)</text:p>
      <text:p text:style-name="Standard">💥 Choque!</text:p>
      <text:p text:style-name="Standard">Test 100/100: Perdió ❌ (Pasos: 283)</text:p>
      <text:p text:style-name="Standard"/>
      <text:p text:style-name="Standard">========================================</text:p>
      <text:p text:style-name="Standard">RESULTADO FINAL: 29.0% de Éxito</text:p>
      <text:p text:style-name="Standard"><text:soft-page-break/>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22:03:31.654805485</meta:creation-date>
    <dc:date>2026-01-26T22:05:05.383521124</dc:date>
    <meta:editing-duration>PT1M39S</meta:editing-duration>
    <meta:editing-cycles>1</meta:editing-cycles>
    <meta:document-statistic meta:table-count="0" meta:image-count="0" meta:object-count="0" meta:page-count="8" meta:paragraph-count="362" meta:word-count="1907" meta:character-count="15257" meta:non-whitespace-character-count="13712"/>
    <meta:generator>LibreOffice/24.2.7.2$Linux_X86_64 LibreOffice_project/420$Build-2</meta:generator>
  </office:meta>
</office:document-meta>
</file>